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en" fo:country="US" style:font-size-asian="14pt"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fo:language="en" fo:country="US"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en" fo:country="US" style:font-size-asian="14pt" style:font-size-complex="14pt"/>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БЕЗ НАЗВАНИЯ</text:span>]</text:p>
      <text:p text:style-name="P4"/>
      <text:p text:style-name="P4">*</text:p>
      <text:p text:style-name="P2"/>
      <text:p text:style-name="P5">Вечер встретил ее невыразительным небом и резким кислотным запахом, которые издавали фильтры в ее респираторной маске. И снова каждый вздох обжигал ее легкие. Начинало смеркаться, необычно рано, все вокруг было блеклым и серым в мягком естестественном освещении; ни один из уличных фонарей не горел. В квартале за институтом было людно и шумно - как и обычно в такой час, когда все спешно возвращаются с работы - но из-за парализованной эстакады, без привычно мелькающих сигнальных огоньков, похожей на железный каркас бессмысленно огромного недостроенного здания, казалось, что весь город опустел.</text:p>
      <text:p text:style-name="P5">Ана направилась к ближайшей работающей линии, по которой собиралась доехать до Хоры, но долго не могла найти станцию - она сначала шла вверх по улице, по направлению к Хоре, высматривая вдалеке широкий отвесный перрон, а потом ей пришлось возвращаться назад. Это была та же самая станция, на которой Ана приехала утром от Хоры, но она забыла дорогу утуда. Как будто улицы, наэлектризованные линии надземки, все эти пересечения узких кварталов необратимо изменились за прошедшие часы. Ана чувствовала себя потерянной - это был совсем другой город, не такой же, как вчера. Тяжелая конструкция эстакады отражалась черной тенью на тротуаре, пролетали над головой выцветшие поезда. Ана была уверена, что этот день не может завершиться тем, что она просто вернется домой.</text:p>
      <text:p text:style-name="P5">Когда Ана наконец приехала на Хору, то перрон был почти пустым. Небо над городом равномерно потемнело, плавно изменив оттенок на темно-серый, словно в нем отражались однообразные массивы строений, терявшие цвет с приближением сумерек. Ане пришлось ждать поезда до самой темноты - куда дольше, чем утром - но это ее даже не удивило.</text:p>
      <text:p text:style-name="P5">Сначала на станции было лишь несколько человек - один стоял в холле и торопливо говорил с коммутатором, двое других ожидали поезд на перроне, - но постепенно собралась целая толпа. Все теснились на широком балконе перед путями и шумно обсуждали, почему не приходит поезд. Ана слышала, как некоторые говорили, будто бы движение парализовано во всем северном районе.</text:p>
      <text:p text:style-name="P5">Люди начинали нервничать. Некоторые, устав от бессмысленного, как они считали, ожидания, возбудившись после разговоров о взрывах и катастрофах, куда-то уходили, - а может, и просто спускались в холл, - но вместо них вскоре появлялись другие. Ана удивлялась, что, хотя многие и не выдерживали нервной толкучки на перроне, толпа постоянно <text:soft-page-break/>пополнялась - не приходили же эти люди с соседних линий, где тоже невозможно дождаться поезда, словно во всем городе отключили ток.</text:p>
      <text:p text:style-name="P5">Она бы ушла тоже, но не знала, как еще ей вернуться домой.</text:p>
      <text:p text:style-name="P5">Когда вдалеке засверкали огни прибывающего поезда, Ана вдруг поняла, что стоит на самом краю перрона, ей некуда отойти из-за плотной толпы за спиной, и ее сметут приехавшие на Хору люди, которые, наверное, тоже думали, что будут добираться домой целую ночь в самом медленном поезде за всю свою жизнь. Маячки на эстакаде часто замигали красным, яркий прожекторный свет стремительно приближался к перрону, окатывая стоящих людей волнами ветра. Состав неожиданно оказался совсем пустым. Тихое мерцание потолочных ламп в вагонах освещало лишь пустые голые скамьи. Наверняка в динамиках играла музыка, медленная и заунывная, которую никто не слышал.</text:p>
      <text:p text:style-name="P5">Поезд замер напротив перрона и какое-то время стоял с закрытыми дверями. По громкоговорителям на станции ничего не объявляли. По-прежнему горел ровный свет в пустых вагонах, угловато вытягивались желтоватые отражения окон под ногами. Казалось, что этот призрачный состав совершает бессмысленный круговой объезд по всей эстакаде, не забирая ни одного пассажира с переполненных станций. Люди на перроне уже начали волноваться, Ана тоже подумала, что из-за чьей-то усталой рассеянности поезд и правда уедет с Хоры пустым. Кто-то глухо ударил локтем по оконному стеклу, послышались возмущенные крики. Люди на перроне как будто впадали в бешенство. Еще немного, и они попытались бы сами открыть сомкнутые двери. </text:p>
      <text:p text:style-name="P5">Наконец громкоговоритель ожил, раздался непонятный долгий гудок, и двери открылись. Стоило только створкам в вагонам раздвинуться с надсадным скрипом, как Ану грубо затолкали внутрь - они споткнулась о маленький ребристый порожек у входа и, панически представив, что будет, если она растянется на пыльном полу вагона, успела схватиться за стальной пилон в центре, подпиравший потолок.</text:p>
      <text:p text:style-name="P5">В вагон набилось столько людей, что двери поначалу даже не могли закрыться. Кому-то прищемило полу длинной куртки. Вновь раздались недовольные крики. Ану грубо проталкивали к противоположной двери симметричного вагона, и она с трудом удерживалась за пилон. Все и правда были уверены, что следующего поезда придется ждать всю ночь. </text:p>
      <text:p text:style-name="P5">После очередного гудка поезд тронулся с сильным рывком. В вагонах как будто стемнело из-за набившейся толпы людей. Стало сложно дышать.</text:p>
      <text:p text:style-name="P5">Ана почувствовала, как у нее трясутся руки, как лицо стало влажным от холодного пота, а респираторная маска больно врезается в кожу. Каждый вздох давался ей с трудом из-за саднящей боли в легких. Это было похоже на начало приступа - вдалеке от дома, без Нива, в вагоне, полном людей.</text:p>
      <text:p text:style-name="P5"><text:soft-page-break/>Ана попыталась успокоиться - она просто устала, поезд с головокружительной скоростью проносится над смеркающимися улицами, она едет домой, этот безумный день подходит к концу. Ана стояла, прижавшись грудью к пилоту, вагон иногда передергивало от шаткой качки, и она чувствовала как скользят по хромированной поверхности ее вспотевшие руки. Обжигающий запах фильтров в респираторной маске, который она обычно не замечала по привычке, стал вдруг невыносимым - как те страшные, отравляющие дыхание препараты, запах которых иногда ощущаешь в медицинских центрах, особенно в тех отделениях, откуда никогда не выписывают больных. Ану стало подташнивать. Она подумала, что ее может вырвать прямо в респираторной маске. Она даже попыталась снять маску. Что бы ей не говорили, ей не может стать еще хуже, просто нужно избавиться от этого отвратительного запаха, от тяжелого пыточного устройства, которое сдавливало ее виски и мешало дышать. Ана заметила, что на нее смотрят другие пассажиры, с каким-то тупым безучастным интересом и просто вытерла пот со лба.</text:p>
      <text:p text:style-name="P5">Ей нужно было выходить только на Келиване, почти через дюжину остановок, а там пересесть на другую линию и доехать до Самкары, а потом...</text:p>
      <text:p text:style-name="P5">Из динамикой послышалась сдавленная музыка, едва различимая в гортанном гуле голосов - поезд приближался к станции. Ана покачнулась и, не удержавшись за поручень, чуть не упала, вовремя уперевшись рукой в чью-то широкую тучную спину. Их длинный состав начал неотвратимо замедляться. Ана так и не смогла вернуть себе равновесие - ее раздраженно отпихнули назад, она наступила кому-то на ноги и тут же почувствовала, как ее начинают выталкивать в открывшиеся двери вагона. Ана попыталась ухватиться за угловатый косяк дверного проема, но руки ее дрожали, и она лишь больно ударила пальцы о стальной наличник.</text:p>
      <text:p text:style-name="P5">Ее оттеснили на самый конец перрона, где толпа наконец успокоилась - пришла в себя после краткого приступа полоумия, точно музыка, которую хрипящие динамики разносили по всему составу, вызывала помутнение рассудка. Однако вернуться Ана уже не успевала - двери вагонов закрылись, громкоговоритель на перрона исторгнал бессвязный набор слов и звуков, поезд отбывал. </text:p>
      <text:p text:style-name="P5">Ана медленно спустилась в холл, присела на единственную свободную скамейку напротив загаженного коммутатора для справок и стала дышать - ровно, спокойно, медленно - едким кислотным запахом, который издавали фильтры в ее респираторной маске. Кто-то входил и выходил. Широкие двери холла с шумом, напоминавшим дыхание, распахивались на темную улицу. Бесцветный вечер постепенно превращался в непроницаемую ночь.</text:p>
      <text:p text:style-name="P5"><text:soft-page-break/>Домой Ана вернулась уже незадолго до начала часа тишины.</text:p>
      <text:p text:style-name="P5">Она была даже уверена в том, что на Келиване села на самый последний поезд - после которого, стоит только составу пролететь по отверстой магистрали над засыпающими улицами, начинают постепенно, один за другим, гаснуть освещающие линию огни, электрическая цепь размыкается, и вся транспортная сеть отключается до тех пор, пока не начнет светать.</text:p>
      <text:p text:style-name="P5">По дороге домой от Хоры Ана боялась, что может встретиться с патрулем, который она никогда не видела, даже из окна своего дома глубокими бессонными вечерами, однако всегда представляла как выглядят эти люди, в черных одеждах, бдительно охраняющие тишину спустившейся ночи.</text:p>
      <text:p text:style-name="P5">Вся улица перед ней тонула в синем дыму ночного освещения. <text:s/>На черном, точно сгоревшем небе нельзя было разглядеть ни одной звезды.</text:p>
      <text:p text:style-name="P5">Другие прохожие Ане по пути встречались. Она так устала после своего изнуряющего возвращения домой, что у нее подгибались ноги. Весь минувший день казался бессмысленным и жестоким мучением - как будто в наказание за что-то.</text:p>
      <text:p text:style-name="P2">Дома Ане хотелось только спать. Она даже не стала готовить себе ужин, хотя за весь день ела только один раз, в буфете, и была голодна. Усталость оказалась сильнее. Не стала и включать радио как обычно. Не стала она и включать радио как обычно, словно боялась снова услышать безликую тишину и стон помех, вместо вечерних новостей. Ана нашла в себе силы только приготовить шприц и новую ампулу для утренней инъекции и положить их на столик рядом с постелью. Да еще проверить очиститель воздуха, который вновь не издавал ни звука.</text:p>
      <text:p text:style-name="P2"/>
      <text:p text:style-name="P2">*</text:p>
      <text:p text:style-name="P2"/>
      <text:p text:style-name="P5">Ана любила гулять по городу вместе с Нивом, хотя и быстро уставала от хотьбы. У них было время друг друга только в выходные и, когда Нив работал в пустыне, по вечерам, если он встречал ее здания института и провожал домой.</text:p>
      <text:p text:style-name="P5">Она ждала этого весь день - было так сложно сосредоточиться на фрагменте, запись превращалась для нее лишь в бессвязный шум, она считала часы. А потом нетерпеливо ждала его у входа.</text:p>
      <text:p text:style-name="P5">Обычно Нив приходил раньше времени и сам поджидал ее у института, однако бывало и так, что он опаздывал, Ана стояла дверей, ее коллеги проходили мимо и удивленно поглядывали на нее.</text:p>
      <text:p text:style-name="P5">Вот спустился Сад, остановился перед Аной и как-то забавно поднял брови.</text:p>
      <text:p text:style-name="P5"><text:soft-page-break/>- У меня тут встреча, - ответила Ана.</text:p>
      <text:p text:style-name="P5">Сад кивнул головой и пошел дальше, мелкими неуклюжими шажками, постоянно оглядываясь назад.</text:p>
      <text:p text:style-name="P5">Уже начинало смеркаться, дул пыльный пустынный ветер, Ане становилось трудно дышать. Она видела, как поезд на далекой эстакаде, поднимавшейся над уличными сумерками, замирал, остановившись у перрона - быть может, на нем приехал Нив, и сейчас он спешит к ней, быстро идет по мостовой, и ветер дует ему в лицо, пытаясь остановить, отсрочить время их встречи.</text:p>
      <text:p text:style-name="P5">Ана волновалась, она начинала нервно расхаживать у входа в институт. Спустилась Ила - она почему-то задержалась на этот раз. Ила знала, что Ана ждет Нива и вовсе не была удивлена. Она улыбнулась и махнула на прощание рукой, а затем быстро свернула в сторону, на соседнюю улицу.</text:p>
      <text:p text:style-name="P5">Ана не могла больше ждать. Что-то могло случиться. Он должен был уже приехать. Он не мог просто забыть. Она пыталась успокоить себя - поезда сейчас перегружены, толпы людей на станциях осаждают вагоны, сначала невозможно зайти, а потом выйти. Но нет, она все равно будет ждать.</text:p>
      <text:p text:style-name="P5">Когда Нив наконец появлялся, она бросалась к нему так, словно они не виделись много лет, обнимала его за плечи, прижималась к груди. Все ее волнения проходили, но дышать было по-прежнему тяжело. Ей хотелось снять респираторную маску, поцеловать его, но зайти в здание института они не могли - туда пропускали только сотрудников.</text:p>
      <text:p text:style-name="P5">Они шли по направлению к станции, медленно, Нив старалася подстроиться под ее усталый неторопливый шаг. Ане было тяжело говорить, но она все равно пыталась болтать без умолку, рассказывать о чем-то - сплетни на работе, истории ее подруги и что она видела утром в поездах - только бы Нив не понял, насколько ей плохо.</text:p>
      <text:p text:style-name="P5">Потом они ехали на поезде - тогда еще не был закрыт Нивартан, и они доезжали до дома без пересадок. Но свободных мест в вагоне обычно все равно не оказывалось. Они стояли, держась за поручни. Нив обнимал Ану одной рукой. Она смотрела в окно, на то, как поезд проносится над улицами, словно поднимаясь вверх, в серое вечернее небо, над этим унылым городским гомоном и разношерстной толпой.</text:p>
      <text:p text:style-name="P5"/>
      <text:p text:style-name="P5">Ане хотелось поскорее избавиться от этого уродливого устройства - резина, металл и кислота, которая пропитывала ее легкие, - хотя сама она почему-то никогда не решалась предложить Ниву зайти куда-нибудь, где воздух достаточно чистый для того, чтобы она могла дышать самостоятельно. Но иногда предлагал сам Нив. Ана всегда соглашалась, <text:soft-page-break/>даже если ей нездоровилась или чувствовала себя сильно уставшей - в конце концов, не было причин торопиться домой, особенно, если на следующий день не нужно идти на работе или же, если на следующий день Нив уезжал. Ана верила, что с ней ничего не может случиться - пусть даже у нее будет приступ удушья, от которого помогает только внутривенный укол, - пока Нив рядом с ней. </text:p>
      <text:p text:style-name="P5">Они всегда выбирали заведения, где герметичные двери не пропускали канцерогенный уличный воздух, а в специальных камерах, точно пунктах проверки, где пахло холодом и озоном - восхитительные до дрожи ощущения после изнуряющей жары, - специальные устройства, огромные короба, издававшие низкий сводящий с ума гул, сдували с них пыль и запах мостовой, освешие в складках одежды. Дышать было даже легче, чем дома, очистители работали на полную мощность, везде горел свет.</text:p>
      <text:p text:style-name="P5"/>
      <text:p text:style-name="P5">Ана снимала респираторную маску. Она была счастлива. Ана снова чувствовала яркие волнующие запахи. Где-то совсем рядом продавали ароматы для женщин. От Нива пахло пустыней и песком. Он целовал ее в губы. </text:p>
      <text:p text:style-name="P5"/>
      <text:p text:style-name="P5">Они шли куда-нибудь, чтобы выпить сладкие напитки или просто прогуливались по торговым рядам - почти никогда ничего не покупая, Ане достаточно было просто смотреть. Большие радио-приемники - один такой занял бы половину ее стола, - жидкие ароматы в бутылочках из цветного стекла, целебные мази, от сыпи, от воспаления, разглаживающие морщины, бумага, чистая, чтобы писать, бумага, на которой было уже написано что-то, дорогие коммутаторы самых причудливых форм - чтобы вешать на стену или ставить на специально отведенный столик как музейный экспонат.</text:p>
      <text:p text:style-name="P5">Иногда Ана удивленно останавливалась у какого-нибудь аппарата - массивный хромированный корпус, странные загнутые трубки, напоминающие человеческие ребра, - не понимая его предназначения.</text:p>
      <text:p text:style-name="P5"/>
      <text:p text:style-name="P5">- Слушай, а что это? - спросила Ана у Нива, дергая его за руку и показывая кивком головы на непонятный механизм.</text:p>
      <text:p text:style-name="P5">Нив насупился, долго разглядывая стоящее за витриной блестящее устройство. Видно было, что он и сам не знает, для чего нужен этот аппарат, однако не хочет признаваться.</text:p>
      <text:p text:style-name="P5"/>
      <text:p text:style-name="P5">Они обычно задерживались на час или чуть больше и возвращались домой, когда уже спадала давка, начинало темнеть, а в поездах порой <text:soft-page-break/>получалось найти свободные сидячие места. Иногда они даже садились рядом, и Ана прижималась к Ниву, склоняла голову ему на плечо. Она больше не смотрела в окно. Город был ей неинтересен. Этот день завершался, его медленно затягивала ночная пелена.</text:p>
      <text:p text:style-name="P5"/>
      <text:p text:style-name="P5">Другие пассажиры часто смотрели на них - девушка в уродливой респираторной маске, засыпающая на плече у молодого мужчины. Ана чувствовала приятную сонную слабость, так разительно отличавшуюся от болезненного бессилия, которое мучало ее после лекарств. Она вздрагивала, когда шатко покачивался их массивный состав. Нив обнимал ее одной рукой.</text:p>
      <text:p text:style-name="P5"/>
      <text:p text:style-name="P5">Иногда она и правда засыпала в вагоне - ее будила музыка или резкие клевки поезда, замедляющего свой ход перед остановкой, скрип дверей и голоса людей на станции, а иногда и сам Нив.</text:p>
      <text:p text:style-name="P5">- Нам выходить, - говорил он совсем тихо, почти шепотом.</text:p>
      <text:p text:style-name="P5">И они выходили. В их старом районе в это время было уже пустынно, как будто, пока они ехали, успел уже начаться час тишины.</text:p>
      <text:p text:style-name="P5"/>
      <text:p text:style-name="P5">Ана всегда грустила, если на следующий день Нив уезжал. Он чувствовал это и пытался подбодрить ее, планировал, как они проведут следующие выходные, но те дни, пока его не было, казались ей невыносимо длинными.</text:p>
      <text:p text:style-name="P5"/>
      <text:p text:style-name="P5">Как-то Ана ждала Нива до тех пор, пока не начали загораться вечерние огни. Она не находила себе места. Она долго ходила кругами рядом с институтом, а потом села прямо на ступеньки у входа. Почему его нет. Он никогда. Что же могло произойти.</text:p>
      <text:p text:style-name="P5">И только потом она поняла, что Нива нет, он уехал, что никто не придет ее встречать. Как она могла об этом забыть.</text:p>
      <text:p text:style-name="P5">До станции было всего два квартала пешком - высокий отвесный перрон даже виднелся вдалеке, поднимаясь над вечерней улицей, - а потом прямая ветка до Нивартана, и поезда уже пусты. Однако Ане казалось, что она совсем далеко от дома, что она ни за что не успеет, не сможет вернуться до часа тишины.</text:p>
      <text:p text:style-name="P2">Нив уехал на много дней, ей страшно было даже представить, как надолго она осталась одна, как будет ждать его все это врем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6M35S</meta:editing-duration>
    <meta:editing-cycles>315</meta:editing-cycles>
    <meta:generator>OpenOffice.org/3.1$Win32 OpenOffice.org_project/310m11$Build-9399</meta:generator>
    <dc:date>2010-01-22T14:08:59.02</dc:date>
    <dc:creator>Василий Воронков</dc:creator>
    <meta:document-statistic meta:table-count="0" meta:image-count="0" meta:object-count="0" meta:page-count="7" meta:paragraph-count="56" meta:word-count="2528" meta:character-count="16392"/>
    <meta:user-defined meta:name="Info 1"/>
    <meta:user-defined meta:name="Info 2"/>
    <meta:user-defined meta:name="Info 3"/>
    <meta:user-defined meta:name="Info 4"/>
  </office:meta>
</office:document-meta>
</file>